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imes New Roman" svg:font-family="'Times New Roman'" style:font-adornments="Regular" style:font-family-generic="roman" style:font-pitch="variable"/>
  </office:font-face-decls>
  <office:automatic-styles>
    <style:style style:name="P1" style:family="paragraph" style:parent-style-name="Heading_20_1">
      <style:paragraph-properties fo:text-align="start" style:justify-single-word="false"/>
      <style:text-properties officeooo:rsid="00229304" officeooo:paragraph-rsid="00229304"/>
    </style:style>
    <style:style style:name="P2" style:family="paragraph" style:parent-style-name="Text_20_body">
      <style:paragraph-properties fo:text-align="start" style:justify-single-word="false"/>
      <style:text-properties officeooo:paragraph-rsid="0022930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God Was Never On Your Side</text:h>
      <text:p text:style-name="P2">If the stars fall down on me</text:p>
      <text:p text:style-name="P2">And the sun refuse to shine</text:p>
      <text:p text:style-name="P2">Then may the shackles be undone,</text:p>
      <text:p text:style-name="P2">And all the old words, cease to rhyme.</text:p>
      <text:p text:style-name="P2">If the skies, turn into stone,</text:p>
      <text:p text:style-name="P2">It will matter not at all,</text:p>
      <text:p text:style-name="P2">For there is no heaven in the sky,</text:p>
      <text:p text:style-name="P2">Hell does not wait for our downfall,</text:p>
      <text:p text:style-name="P2"/>
      <text:p text:style-name="P2">Let the voice of reason shine,</text:p>
      <text:p text:style-name="P2">Let the pious vanish for all times,</text:p>
      <text:p text:style-name="P2">God's face is, hidden, all unseen,</text:p>
      <text:p text:style-name="P2">You can't ask him what it all means</text:p>
      <text:p text:style-name="P2">He was never on your side,</text:p>
      <text:p text:style-name="P2">God was never on your side</text:p>
      <text:p text:style-name="P2">Let right or wrong, alone decide,</text:p>
      <text:p text:style-name="P2">God was never on your side.</text:p>
      <text:p text:style-name="P2"/>
      <text:p text:style-name="P2">See the ten thousand ministries,</text:p>
      <text:p text:style-name="P2">See the holy righteous dogs,</text:p>
      <text:p text:style-name="P2">They claim to heal</text:p>
      <text:p text:style-name="P2">but all they do is steal,</text:p>
      <text:p text:style-name="P2">Abuse your faith, cheat &amp; rob.</text:p>
      <text:p text:style-name="P2">If god is wise, why is he still,</text:p>
      <text:p text:style-name="P2">When these false prophets</text:p>
      <text:p text:style-name="P2">call him friends,</text:p>
      <text:p text:style-name="P2">Why is he silent, is he blind,</text:p>
      <text:p text:style-name="P2">Are we abandoned in the end?</text:p>
      <text:p text:style-name="P2"/>
      <text:p text:style-name="P2">Let the sword of reason shine,</text:p>
      <text:p text:style-name="P2">Let us be free of prayer &amp; shrine</text:p>
      <text:p text:style-name="P2">God's face is hidden, turned away</text:p>
      <text:p text:style-name="P2">He never has a word to say</text:p>
      <text:p text:style-name="P2">He was never on your side</text:p>
      <text:p text:style-name="P2"><text:soft-page-break/>God was never on your side</text:p>
      <text:p text:style-name="P2">Let right or wrong, alone decide,</text:p>
      <text:p text:style-name="P2">God was never on your side.</text:p>
      <text:p text:style-name="P2">(No, No, No)</text:p>
      <text:p text:style-name="P2"/>
      <text:p text:style-name="P2">He was never on your side,</text:p>
      <text:p text:style-name="P2">God was never on your side</text:p>
      <text:p text:style-name="P2">Never, Never, Never, Never,</text:p>
      <text:p text:style-name="P2">Never on your side </text:p>
      <text:p text:style-name="P2">[x2]</text:p>
      <text:p text:style-name="P2">God was never on your side,</text:p>
      <text:p text:style-name="P2">Never on your side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imes New Roman" svg:font-family="'Times New Roman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urce Han Sans CN Regular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Source Han Sans CN Regular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5cm" style:contextual-spacing="false" fo:line-height="75%" style:page-number="auto"/>
      <style:text-properties fo:font-size="14pt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Times New Roman" fo:font-family="'Times New Roman'" style:font-style-name="Regular" style:font-family-generic="roman" style:font-pitch="variable" fo:font-size="280%" fo:font-style="normal" fo:font-weight="normal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loext:graphic-properties draw:opacity="100%"/>
      <style:paragraph-properties fo:margin-top="0.199cm" fo:margin-bottom="0.199cm" style:contextual-spacing="false"/>
      <style:text-properties fo:color="#808080" loext:opacity="100%" fo:font-size="14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style:font-name="Times New Roman" fo:font-family="'Times New Roman'" style:font-style-name="Regular" style:font-family-generic="roman" style:font-pitch="variable" fo:font-size="32pt" fo:font-weight="normal" style:font-size-asian="12pt" style:font-weight-asian="bold" style:font-size-complex="12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30T11:10:57.254877586</meta:creation-date>
    <dc:title>SongSheet</dc:title>
    <meta:editing-cycles>2</meta:editing-cycles>
    <meta:generator>LibreOffice/7.6.4.1$MacOSX_AARCH64 LibreOffice_project/e19e193f88cd6c0525a17fb7a176ed8e6a3e2aa1</meta:generator>
    <meta:editing-duration>P5DT7H51M18S</meta:editing-duration>
    <dc:date>2025-06-04T19:02:15.579214235</dc:date>
    <meta:document-statistic meta:table-count="0" meta:image-count="0" meta:object-count="0" meta:page-count="2" meta:paragraph-count="43" meta:word-count="250" meta:character-count="1181" meta:non-whitespace-character-count="973"/>
    <meta:template xlink:type="simple" xlink:actuate="onRequest" xlink:title="SongSheet" xlink:href="../../../../Library/Application%20Support/LibreOffice/4/user/template/SongSheet.ott" meta:date="2025-05-30T11:10:57.168585363"/>
  </office:meta>
</office:document-meta>
</file>